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_0_0" style:master-page-name="master_0" style:family="table">
      <style:table-properties table:align="left" style:width="8.26in"/>
    </style:style>
    <style:style style:name="TBL_0_0_col_0" style:family="table-column">
      <style:table-column-properties style:column-width="0.13in"/>
    </style:style>
    <style:style style:name="TBL_0_0_col_1" style:family="table-column">
      <style:table-column-properties style:column-width="7.98in"/>
    </style:style>
    <style:style style:name="TBL_0_0_col_2" style:family="table-column">
      <style:table-column-properties style:column-width="0.13in"/>
    </style:style>
    <style:style style:name="TBL_0_0_row_0" style:family="table-row">
      <style:table-row-properties style:use-optimal-row-height="false" style:row-height="0.13in"/>
    </style:style>
    <style:style style:name="C0" style:family="table-cell">
      <style:table-cell-properties fo:wrap-option="wrap" style:shrink-to-fit="false" style:vertical-align="top"/>
      <style:paragraph-properties fo:text-align="start"/>
    </style:style>
    <style:style style:name="TBL_0_0_row_1" style:family="table-row">
      <style:table-row-properties style:use-optimal-row-height="false" style:row-height="0.34in"/>
    </style:style>
    <style:style style:name="C1" style:family="table-cell">
      <style:table-cell-properties fo:wrap-option="wrap" style:shrink-to-fit="false" fo:padding-top="0.027777777777777776in" fo:padding-left="0.027777777777777776in" fo:padding-bottom="0.027777777777777776in" fo:padding-right="0.027777777777777776in" style:vertical-align="middle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BL_0_0_row_2" style:family="table-row">
      <style:table-row-properties style:use-optimal-row-height="false" style:row-height="0.13in"/>
    </style:style>
    <style:style style:name="C2" style:family="table-cell">
      <style:table-cell-properties fo:wrap-option="wrap" style:shrink-to-fit="false" fo:border-top="0.027777777777777776in solid #000000" fo:padding-top="0.0in" fo:padding-left="0.0in" fo:padding-bottom="0.0in" fo:padding-right="0.0in" style:vertical-align="top"/>
      <style:paragraph-properties fo:text-align="start"/>
    </style:style>
    <style:style style:name="P1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BL_0_0_row_3" style:family="table-row">
      <style:table-row-properties style:use-optimal-row-height="false" style:row-height="0.34in"/>
    </style:style>
    <style:style style:name="T0" style:family="text">
      <style:text-properties style:font-name="SansSerif" fo:font-size="18.0pt" style:font-size-asian="18.0pt" style:font-size-complex="18.0pt" fo:font-weight="bold">
</style:text-properties>
    </style:style>
    <style:style style:name="TBL_0_0_row_4" style:family="table-row">
      <style:table-row-properties style:use-optimal-row-height="false" style:row-height="0.13in"/>
    </style:style>
    <style:style style:name="TBL_0_0_row_5" style:family="table-row">
      <style:table-row-properties style:use-optimal-row-height="false" style:row-height="0.34in"/>
    </style:style>
    <style:style style:name="TBL_0_0_row_6" style:family="table-row">
      <style:table-row-properties style:use-optimal-row-height="false" style:row-height="0.22in"/>
    </style:style>
    <style:style style:name="C3" style:family="table-cell">
      <style:table-cell-properties fo:wrap-option="wrap" style:shrink-to-fit="false" fo:padding-top="0.027777777777777776in" fo:padding-left="0.027777777777777776in" fo:padding-bottom="0.027777777777777776in" fo:padding-right="0.027777777777777776in" style:vertical-align="top"/>
      <style:paragraph-properties fo:text-align="start"/>
    </style:style>
    <style:style style:name="T1" style:family="text">
      <style:text-properties style:font-name="SansSerif" fo:font-size="10.0pt" style:font-size-asian="10.0pt" style:font-size-complex="10.0pt">
</style:text-properties>
    </style:style>
    <style:style style:name="TBL_0_0_row_7" style:family="table-row">
      <style:table-row-properties style:use-optimal-row-height="false" style:row-height="0.27in"/>
    </style:style>
    <style:style style:name="TBL_0_0_row_8" style:family="table-row">
      <style:table-row-properties style:use-optimal-row-height="false" style:row-height="0.22in"/>
    </style:style>
    <style:style style:name="C4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TBL_0_0_6" style:family="table">
      <style:table-properties table:align="left" style:width="7.98in"/>
    </style:style>
    <style:style style:name="TBL_0_0_6_col_0" style:family="table-column">
      <style:table-column-properties style:column-width="7.98in"/>
    </style:style>
    <style:style style:name="TBL_0_0_6_row_0" style:family="table-row">
      <style:table-row-properties style:use-optimal-row-height="false" style:row-height="0.22in"/>
    </style:style>
    <style:style style:name="TBL_0_0_row_9" style:family="table-row">
      <style:table-row-properties style:use-optimal-row-height="false" style:row-height="0.22in"/>
    </style:style>
    <style:style style:name="TBL_0_0_7" style:family="table">
      <style:table-properties table:align="left" style:width="7.98in"/>
    </style:style>
    <style:style style:name="TBL_0_0_7_col_0" style:family="table-column">
      <style:table-column-properties style:column-width="1.59in"/>
    </style:style>
    <style:style style:name="TBL_0_0_7_col_1" style:family="table-column">
      <style:table-column-properties style:column-width="1.59in"/>
    </style:style>
    <style:style style:name="TBL_0_0_7_col_2" style:family="table-column">
      <style:table-column-properties style:column-width="1.59in"/>
    </style:style>
    <style:style style:name="TBL_0_0_7_col_3" style:family="table-column">
      <style:table-column-properties style:column-width="1.59in"/>
    </style:style>
    <style:style style:name="TBL_0_0_7_col_4" style:family="table-column">
      <style:table-column-properties style:column-width="1.59in"/>
    </style:style>
    <style:style style:name="TBL_0_0_7_row_0" style:family="table-row">
      <style:table-row-properties style:use-optimal-row-height="false" style:row-height="0.22in"/>
    </style:style>
    <style:style style:name="C5" style:family="table-cell">
      <style:table-cell-properties fo:wrap-option="wrap" style:shrink-to-fit="false" fo:background-color="#00FFFF" fo:border-top="0.013888888888888888in solid #000000" fo:padding-top="0.027777777777777776in" fo:border-left="0.013888888888888888in solid #000000" fo:padding-left="0.027777777777777776in" fo:border-bottom="0.013888888888888888in solid #000000" fo:padding-bottom="0.027777777777777776in" fo:border-right="0.013888888888888888in solid #000000" fo:padding-right="0.027777777777777776in" style:vertical-align="middle"/>
      <style:paragraph-properties fo:text-align="center"/>
    </style:style>
    <style:style style:name="P2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2" style:family="text">
      <style:text-properties style:font-name="SansSerif" fo:font-size="10.0pt" style:font-size-asian="10.0pt" style:font-size-complex="10.0pt" fo:font-weight="bold" fo:background-color="#00FFFF">
</style:text-properties>
    </style:style>
    <style:style style:name="TBL_0_0_row_10" style:family="table-row">
      <style:table-row-properties style:use-optimal-row-height="false" style:row-height="0.69in"/>
    </style:style>
    <style:style style:name="TBL_0_0_8" style:family="table">
      <style:table-properties table:align="left" style:width="7.98in"/>
    </style:style>
    <style:style style:name="TBL_0_0_8_col_0" style:family="table-column">
      <style:table-column-properties style:column-width="1.59in"/>
    </style:style>
    <style:style style:name="TBL_0_0_8_col_1" style:family="table-column">
      <style:table-column-properties style:column-width="1.59in"/>
    </style:style>
    <style:style style:name="TBL_0_0_8_col_2" style:family="table-column">
      <style:table-column-properties style:column-width="1.59in"/>
    </style:style>
    <style:style style:name="TBL_0_0_8_col_3" style:family="table-column">
      <style:table-column-properties style:column-width="1.59in"/>
    </style:style>
    <style:style style:name="TBL_0_0_8_col_4" style:family="table-column">
      <style:table-column-properties style:column-width="1.59in"/>
    </style:style>
    <style:style style:name="TBL_0_0_8_row_0" style:family="table-row">
      <style:table-row-properties style:use-optimal-row-height="false" style:row-height="0.69in"/>
    </style:style>
    <style:style style:name="C6" style:family="table-cell">
      <style:table-cell-properties fo:wrap-option="wrap" style:shrink-to-fit="false" fo:background-color="#F0F0F0" fo:border-top="0.013888888888888888in solid #000000" fo:padding-top="0.027777777777777776in" fo:border-left="0.013888888888888888in solid #000000" fo:padding-left="0.027777777777777776in" fo:border-bottom="0.013888888888888888in solid #000000" fo:padding-bottom="0.027777777777777776in" fo:border-right="0.013888888888888888in solid #000000" fo:padding-right="0.027777777777777776in" style:vertical-align="middle"/>
      <style:paragraph-properties fo:text-align="center"/>
    </style:style>
    <style:style style:name="T3" style:family="text">
      <style:text-properties style:font-name="SansSerif" fo:font-size="10.0pt" style:font-size-asian="10.0pt" style:font-size-complex="10.0pt" fo:background-color="#F0F0F0">
</style:text-properties>
    </style:style>
    <style:style style:name="TBL_0_0_row_11" style:family="table-row">
      <style:table-row-properties style:use-optimal-row-height="false" style:row-height="0.52in"/>
    </style:style>
    <style:style style:name="TBL_0_0_9" style:family="table">
      <style:table-properties table:align="left" style:width="7.98in"/>
    </style:style>
    <style:style style:name="TBL_0_0_9_col_0" style:family="table-column">
      <style:table-column-properties style:column-width="1.59in"/>
    </style:style>
    <style:style style:name="TBL_0_0_9_col_1" style:family="table-column">
      <style:table-column-properties style:column-width="1.59in"/>
    </style:style>
    <style:style style:name="TBL_0_0_9_col_2" style:family="table-column">
      <style:table-column-properties style:column-width="1.59in"/>
    </style:style>
    <style:style style:name="TBL_0_0_9_col_3" style:family="table-column">
      <style:table-column-properties style:column-width="1.59in"/>
    </style:style>
    <style:style style:name="TBL_0_0_9_col_4" style:family="table-column">
      <style:table-column-properties style:column-width="1.59in"/>
    </style:style>
    <style:style style:name="TBL_0_0_9_row_0" style:family="table-row">
      <style:table-row-properties style:use-optimal-row-height="false" style:row-height="0.52in"/>
    </style:style>
    <style:style style:name="C7" style:family="table-cell">
      <style:table-cell-properties fo:wrap-option="wrap" style:shrink-to-fit="false" fo:border-top="0.013888888888888888in solid #000000" fo:padding-top="0.027777777777777776in" fo:border-left="0.013888888888888888in solid #000000" fo:padding-left="0.027777777777777776in" fo:border-bottom="0.013888888888888888in solid #000000" fo:padding-bottom="0.027777777777777776in" fo:border-right="0.013888888888888888in solid #000000" fo:padding-right="0.027777777777777776in" style:vertical-align="middle"/>
      <style:paragraph-properties fo:text-align="center"/>
    </style:style>
    <style:style style:name="TBL_0_0_row_12" style:family="table-row">
      <style:table-row-properties style:use-optimal-row-height="false" style:row-height="0.52in"/>
    </style:style>
    <style:style style:name="TBL_0_0_10" style:family="table">
      <style:table-properties table:align="left" style:width="7.98in"/>
    </style:style>
    <style:style style:name="TBL_0_0_10_col_0" style:family="table-column">
      <style:table-column-properties style:column-width="1.59in"/>
    </style:style>
    <style:style style:name="TBL_0_0_10_col_1" style:family="table-column">
      <style:table-column-properties style:column-width="1.59in"/>
    </style:style>
    <style:style style:name="TBL_0_0_10_col_2" style:family="table-column">
      <style:table-column-properties style:column-width="1.59in"/>
    </style:style>
    <style:style style:name="TBL_0_0_10_col_3" style:family="table-column">
      <style:table-column-properties style:column-width="1.59in"/>
    </style:style>
    <style:style style:name="TBL_0_0_10_col_4" style:family="table-column">
      <style:table-column-properties style:column-width="1.59in"/>
    </style:style>
    <style:style style:name="TBL_0_0_10_row_0" style:family="table-row">
      <style:table-row-properties style:use-optimal-row-height="false" style:row-height="0.52in"/>
    </style:style>
    <style:style style:name="TBL_0_0_row_13" style:family="table-row">
      <style:table-row-properties style:use-optimal-row-height="false" style:row-height="0.52in"/>
    </style:style>
    <style:style style:name="TBL_0_0_11" style:family="table">
      <style:table-properties table:align="left" style:width="7.98in"/>
    </style:style>
    <style:style style:name="TBL_0_0_11_col_0" style:family="table-column">
      <style:table-column-properties style:column-width="1.59in"/>
    </style:style>
    <style:style style:name="TBL_0_0_11_col_1" style:family="table-column">
      <style:table-column-properties style:column-width="1.59in"/>
    </style:style>
    <style:style style:name="TBL_0_0_11_col_2" style:family="table-column">
      <style:table-column-properties style:column-width="1.59in"/>
    </style:style>
    <style:style style:name="TBL_0_0_11_col_3" style:family="table-column">
      <style:table-column-properties style:column-width="1.59in"/>
    </style:style>
    <style:style style:name="TBL_0_0_11_col_4" style:family="table-column">
      <style:table-column-properties style:column-width="1.59in"/>
    </style:style>
    <style:style style:name="TBL_0_0_11_row_0" style:family="table-row">
      <style:table-row-properties style:use-optimal-row-height="false" style:row-height="0.52in"/>
    </style:style>
    <style:style style:name="TBL_0_0_row_14" style:family="table-row">
      <style:table-row-properties style:use-optimal-row-height="false" style:row-height="0.52in"/>
    </style:style>
    <style:style style:name="TBL_0_0_12" style:family="table">
      <style:table-properties table:align="left" style:width="7.98in"/>
    </style:style>
    <style:style style:name="TBL_0_0_12_col_0" style:family="table-column">
      <style:table-column-properties style:column-width="1.59in"/>
    </style:style>
    <style:style style:name="TBL_0_0_12_col_1" style:family="table-column">
      <style:table-column-properties style:column-width="1.59in"/>
    </style:style>
    <style:style style:name="TBL_0_0_12_col_2" style:family="table-column">
      <style:table-column-properties style:column-width="1.59in"/>
    </style:style>
    <style:style style:name="TBL_0_0_12_col_3" style:family="table-column">
      <style:table-column-properties style:column-width="1.59in"/>
    </style:style>
    <style:style style:name="TBL_0_0_12_col_4" style:family="table-column">
      <style:table-column-properties style:column-width="1.59in"/>
    </style:style>
    <style:style style:name="TBL_0_0_12_row_0" style:family="table-row">
      <style:table-row-properties style:use-optimal-row-height="false" style:row-height="0.52in"/>
    </style:style>
    <style:style style:name="TBL_0_0_row_15" style:family="table-row">
      <style:table-row-properties style:use-optimal-row-height="false" style:row-height="0.69in"/>
    </style:style>
    <style:style style:name="TBL_0_0_13" style:family="table">
      <style:table-properties table:align="left" style:width="7.98in"/>
    </style:style>
    <style:style style:name="TBL_0_0_13_col_0" style:family="table-column">
      <style:table-column-properties style:column-width="1.59in"/>
    </style:style>
    <style:style style:name="TBL_0_0_13_col_1" style:family="table-column">
      <style:table-column-properties style:column-width="1.59in"/>
    </style:style>
    <style:style style:name="TBL_0_0_13_col_2" style:family="table-column">
      <style:table-column-properties style:column-width="1.59in"/>
    </style:style>
    <style:style style:name="TBL_0_0_13_col_3" style:family="table-column">
      <style:table-column-properties style:column-width="1.59in"/>
    </style:style>
    <style:style style:name="TBL_0_0_13_col_4" style:family="table-column">
      <style:table-column-properties style:column-width="1.59in"/>
    </style:style>
    <style:style style:name="TBL_0_0_13_row_0" style:family="table-row">
      <style:table-row-properties style:use-optimal-row-height="false" style:row-height="0.69in"/>
    </style:style>
    <style:style style:name="TBL_0_0_row_16" style:family="table-row">
      <style:table-row-properties style:use-optimal-row-height="false" style:row-height="0.52in"/>
    </style:style>
    <style:style style:name="TBL_0_0_14" style:family="table">
      <style:table-properties table:align="left" style:width="7.98in"/>
    </style:style>
    <style:style style:name="TBL_0_0_14_col_0" style:family="table-column">
      <style:table-column-properties style:column-width="1.59in"/>
    </style:style>
    <style:style style:name="TBL_0_0_14_col_1" style:family="table-column">
      <style:table-column-properties style:column-width="1.59in"/>
    </style:style>
    <style:style style:name="TBL_0_0_14_col_2" style:family="table-column">
      <style:table-column-properties style:column-width="1.59in"/>
    </style:style>
    <style:style style:name="TBL_0_0_14_col_3" style:family="table-column">
      <style:table-column-properties style:column-width="1.59in"/>
    </style:style>
    <style:style style:name="TBL_0_0_14_col_4" style:family="table-column">
      <style:table-column-properties style:column-width="1.59in"/>
    </style:style>
    <style:style style:name="TBL_0_0_14_row_0" style:family="table-row">
      <style:table-row-properties style:use-optimal-row-height="false" style:row-height="0.52in"/>
    </style:style>
    <style:style style:name="TBL_0_0_row_17" style:family="table-row">
      <style:table-row-properties style:use-optimal-row-height="false" style:row-height="4.9in"/>
    </style:style>
    <style:style style:name="TBL_0_0_row_18" style:family="table-row">
      <style:table-row-properties style:use-optimal-row-height="false" style:row-height="0.22in"/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text>
      <office:forms form:automatic-focus="false" form:apply-design-mode="false"/>
      <table:table table:name="TBL_0_0" table:style-name="TBL_0_0">
        <table:table-column table:style-name="TBL_0_0_col_0">
</table:table-column>
        <table:table-column table:style-name="TBL_0_0_col_1">
</table:table-column>
        <table:table-column table:style-name="TBL_0_0_col_2">
</table:table-column>
        <table:table-row table:style-name="TBL_0_0_row_0">
          <table:table-cell table:style-name="C0"/>
          <table:table-cell table:style-name="C0"/>
          <table:table-cell table:style-name="C0"/>
        </table:table-row>
        <table:table-row table:style-name="TBL_0_0_row_1">
          <table:table-cell table:style-name="C0"/>
          <table:table-cell table:style-name="C1">
            <text:p text:style-name="P0"><text:bookmark text:name="JR_PAGE_ANCHOR_0_1"/>
</text:p>
          </table:table-cell>
          <table:table-cell table:style-name="C0"/>
        </table:table-row>
        <table:table-row table:style-name="TBL_0_0_row_2">
          <table:table-cell table:style-name="C0"/>
          <table:table-cell table:style-name="C2">
            <text:p text:style-name="P1"/>
          </table:table-cell>
          <table:table-cell table:style-name="C0"/>
        </table:table-row>
        <table:table-row table:style-name="TBL_0_0_row_3">
          <table:table-cell table:style-name="C0"/>
          <table:table-cell table:style-name="C1">
            <text:p text:style-name="P0"><text:span text:style-name="T0">com.github.jtreport.example.SimpleExamplesTest</text:span></text:p>
          </table:table-cell>
          <table:table-cell table:style-name="C0"/>
        </table:table-row>
        <table:table-row table:style-name="TBL_0_0_row_4">
          <table:table-cell table:style-name="C0"/>
          <table:table-cell table:style-name="C2">
            <text:p text:style-name="P1"/>
          </table:table-cell>
          <table:table-cell table:style-name="C0"/>
        </table:table-row>
        <table:table-row table:style-name="TBL_0_0_row_5">
          <table:table-cell table:style-name="C0"/>
          <table:table-cell table:style-name="C1">
            <text:p text:style-name="P0"><text:span text:style-name="T0">General description</text:span></text:p>
          </table:table-cell>
          <table:table-cell table:style-name="C0"/>
        </table:table-row>
        <table:table-row table:style-name="TBL_0_0_row_6">
          <table:table-cell table:style-name="C0"/>
          <table:table-cell table:style-name="C3">
            <text:p text:style-name="P1"><text:span text:style-name="T1">Put here the description for this test Class.</text:span></text:p>
          </table:table-cell>
          <table:table-cell table:style-name="C0"/>
        </table:table-row>
        <table:table-row table:style-name="TBL_0_0_row_7">
          <table:table-cell table:style-name="C0"/>
          <table:table-cell table:style-name="C0"/>
          <table:table-cell table:style-name="C0"/>
        </table:table-row>
        <table:table-row table:style-name="TBL_0_0_row_8">
          <table:table-cell table:style-name="C0"/>
          <table:table-cell table:style-name="C4">
            <table:table is-subtable="true" table:name="TBL_0_0_6" table:style-name="TBL_0_0_6">
              <table:table-column table:style-name="TBL_0_0_6_col_0">
</table:table-column>
              <table:table-row table:style-name="TBL_0_0_6_row_0">
                <table:table-cell table:style-name="C3">
                  <text:p text:style-name="P1"><text:span text:style-name="T1">Test run: 7, passed: 1, error: 2, failed: 2, ignored: 2</text:span></text:p>
                </table:table-cell>
              </table:table-row>
            </table:table>
          </table:table-cell>
          <table:table-cell table:style-name="C0"/>
        </table:table-row>
        <table:table-row table:style-name="TBL_0_0_row_9">
          <table:table-cell table:style-name="C0"/>
          <table:table-cell table:style-name="C4">
            <table:table is-subtable="true" table:name="TBL_0_0_7" table:style-name="TBL_0_0_7">
              <table:table-column table:style-name="TBL_0_0_7_col_0">
</table:table-column>
              <table:table-column table:style-name="TBL_0_0_7_col_1">
</table:table-column>
              <table:table-column table:style-name="TBL_0_0_7_col_2">
</table:table-column>
              <table:table-column table:style-name="TBL_0_0_7_col_3">
</table:table-column>
              <table:table-column table:style-name="TBL_0_0_7_col_4">
</table:table-column>
              <table:table-row table:style-name="TBL_0_0_7_row_0">
                <table:table-cell table:style-name="C5">
                  <text:p text:style-name="P2"><text:span text:style-name="T2">Test name</text:span></text:p>
                </table:table-cell>
                <table:table-cell table:style-name="C5">
                  <text:p text:style-name="P2"><text:span text:style-name="T2">Test description</text:span></text:p>
                </table:table-cell>
                <table:table-cell table:style-name="C5">
                  <text:p text:style-name="P2"><text:span text:style-name="T2">Expectations: </text:span></text:p>
                </table:table-cell>
                <table:table-cell table:style-name="C5">
                  <text:p text:style-name="P2"><text:span text:style-name="T2">Result: </text:span></text:p>
                </table:table-cell>
                <table:table-cell table:style-name="C5">
                  <text:p text:style-name="P2"><text:span text:style-name="T2">Date:</text:span></text:p>
                </table:table-cell>
              </table:table-row>
            </table:table>
          </table:table-cell>
          <table:table-cell table:style-name="C0"/>
        </table:table-row>
        <table:table-row table:style-name="TBL_0_0_row_10">
          <table:table-cell table:style-name="C0"/>
          <table:table-cell table:style-name="C4">
            <table:table is-subtable="true" table:name="TBL_0_0_8" table:style-name="TBL_0_0_8">
              <table:table-column table:style-name="TBL_0_0_8_col_0">
</table:table-column>
              <table:table-column table:style-name="TBL_0_0_8_col_1">
</table:table-column>
              <table:table-column table:style-name="TBL_0_0_8_col_2">
</table:table-column>
              <table:table-column table:style-name="TBL_0_0_8_col_3">
</table:table-column>
              <table:table-column table:style-name="TBL_0_0_8_col_4">
</table:table-column>
              <table:table-row table:style-name="TBL_0_0_8_row_0">
                <table:table-cell table:style-name="C6">
                  <text:p text:style-name="P2"><text:span text:style-name="T3">simpleTest4</text:span></text:p>
                </table:table-cell>
                <table:table-cell table:style-name="C6">
                  <text:p text:style-name="P2"><text:span text:style-name="T3">Put here the description for this test...</text:span></text:p>
                </table:table-cell>
                <table:table-cell table:style-name="C6">
                  <text:p text:style-name="P2"><text:span text:style-name="T3">Put here the expectations test of the test...</text:span></text:p>
                </table:table-cell>
                <table:table-cell table:style-name="C6">
                  <text:p text:style-name="P2"><text:span text:style-name="T3">java.lang.AssertionError: Are the same expected:&lt;0&gt; but was:&lt;1&gt;</text:span></text:p>
                </table:table-cell>
                <table:table-cell table:style-name="C6">
                  <text:p text:style-name="P2"><text:span text:style-name="T3">20120712T010117+0200</text:span></text:p>
                </table:table-cell>
              </table:table-row>
            </table:table>
          </table:table-cell>
          <table:table-cell table:style-name="C0"/>
        </table:table-row>
        <table:table-row table:style-name="TBL_0_0_row_11">
          <table:table-cell table:style-name="C0"/>
          <table:table-cell table:style-name="C4">
            <table:table is-subtable="true" table:name="TBL_0_0_9" table:style-name="TBL_0_0_9">
              <table:table-column table:style-name="TBL_0_0_9_col_0">
</table:table-column>
              <table:table-column table:style-name="TBL_0_0_9_col_1">
</table:table-column>
              <table:table-column table:style-name="TBL_0_0_9_col_2">
</table:table-column>
              <table:table-column table:style-name="TBL_0_0_9_col_3">
</table:table-column>
              <table:table-column table:style-name="TBL_0_0_9_col_4">
</table:table-column>
              <table:table-row table:style-name="TBL_0_0_9_row_0">
                <table:table-cell table:style-name="C7">
                  <text:p text:style-name="P2"><text:span text:style-name="T1">simpleTest5</text:span></text:p>
                </table:table-cell>
                <table:table-cell table:style-name="C7">
                  <text:p text:style-name="P2"><text:span text:style-name="T1">Put here the description for this test...</text:span></text:p>
                </table:table-cell>
                <table:table-cell table:style-name="C7">
                  <text:p text:style-name="P2"><text:span text:style-name="T1">Put here the expectations test of the test...</text:span></text:p>
                </table:table-cell>
                <table:table-cell table:style-name="C7">
                  <text:p text:style-name="P2"><text:span text:style-name="T1">This ovverride the failed massage.</text:span></text:p>
                </table:table-cell>
                <table:table-cell table:style-name="C7">
                  <text:p text:style-name="P2"><text:span text:style-name="T1">20120712T010117+0200</text:span></text:p>
                </table:table-cell>
              </table:table-row>
            </table:table>
          </table:table-cell>
          <table:table-cell table:style-name="C0"/>
        </table:table-row>
        <table:table-row table:style-name="TBL_0_0_row_12">
          <table:table-cell table:style-name="C0"/>
          <table:table-cell table:style-name="C4">
            <table:table is-subtable="true" table:name="TBL_0_0_10" table:style-name="TBL_0_0_10">
              <table:table-column table:style-name="TBL_0_0_10_col_0">
</table:table-column>
              <table:table-column table:style-name="TBL_0_0_10_col_1">
</table:table-column>
              <table:table-column table:style-name="TBL_0_0_10_col_2">
</table:table-column>
              <table:table-column table:style-name="TBL_0_0_10_col_3">
</table:table-column>
              <table:table-column table:style-name="TBL_0_0_10_col_4">
</table:table-column>
              <table:table-row table:style-name="TBL_0_0_10_row_0">
                <table:table-cell table:style-name="C6">
                  <text:p text:style-name="P2"><text:span text:style-name="T3">simpleTest6</text:span></text:p>
                </table:table-cell>
                <table:table-cell table:style-name="C6">
                  <text:p text:style-name="P2"><text:span text:style-name="T3">Put here the description for this test...</text:span></text:p>
                </table:table-cell>
                <table:table-cell table:style-name="C6">
                  <text:p text:style-name="P2"><text:span text:style-name="T3">Put here the expectations test of the test...</text:span></text:p>
                </table:table-cell>
                <table:table-cell table:style-name="C6">
                  <text:p text:style-name="P2"><text:span text:style-name="T3">java.lang.NullPointerException: null</text:span></text:p>
                </table:table-cell>
                <table:table-cell table:style-name="C6">
                  <text:p text:style-name="P2"><text:span text:style-name="T3">20120712T010117+0200</text:span></text:p>
                </table:table-cell>
              </table:table-row>
            </table:table>
          </table:table-cell>
          <table:table-cell table:style-name="C0"/>
        </table:table-row>
        <table:table-row table:style-name="TBL_0_0_row_13">
          <table:table-cell table:style-name="C0"/>
          <table:table-cell table:style-name="C4">
            <table:table is-subtable="true" table:name="TBL_0_0_11" table:style-name="TBL_0_0_11">
              <table:table-column table:style-name="TBL_0_0_11_col_0">
</table:table-column>
              <table:table-column table:style-name="TBL_0_0_11_col_1">
</table:table-column>
              <table:table-column table:style-name="TBL_0_0_11_col_2">
</table:table-column>
              <table:table-column table:style-name="TBL_0_0_11_col_3">
</table:table-column>
              <table:table-column table:style-name="TBL_0_0_11_col_4">
</table:table-column>
              <table:table-row table:style-name="TBL_0_0_11_row_0">
                <table:table-cell table:style-name="C7">
                  <text:p text:style-name="P2"><text:span text:style-name="T1">simpleTest7</text:span></text:p>
                </table:table-cell>
                <table:table-cell table:style-name="C7">
                  <text:p text:style-name="P2"><text:span text:style-name="T1">Put here the description for this test...</text:span></text:p>
                </table:table-cell>
                <table:table-cell table:style-name="C7">
                  <text:p text:style-name="P2"><text:span text:style-name="T1">Put here the expectations test of the test...</text:span></text:p>
                </table:table-cell>
                <table:table-cell table:style-name="C7">
                  <text:p text:style-name="P2"><text:span text:style-name="T1">This ovverride the error massage.</text:span></text:p>
                </table:table-cell>
                <table:table-cell table:style-name="C7">
                  <text:p text:style-name="P2"><text:span text:style-name="T1">20120712T010117+0200</text:span></text:p>
                </table:table-cell>
              </table:table-row>
            </table:table>
          </table:table-cell>
          <table:table-cell table:style-name="C0"/>
        </table:table-row>
        <table:table-row table:style-name="TBL_0_0_row_14">
          <table:table-cell table:style-name="C0"/>
          <table:table-cell table:style-name="C4">
            <table:table is-subtable="true" table:name="TBL_0_0_12" table:style-name="TBL_0_0_12">
              <table:table-column table:style-name="TBL_0_0_12_col_0">
</table:table-column>
              <table:table-column table:style-name="TBL_0_0_12_col_1">
</table:table-column>
              <table:table-column table:style-name="TBL_0_0_12_col_2">
</table:table-column>
              <table:table-column table:style-name="TBL_0_0_12_col_3">
</table:table-column>
              <table:table-column table:style-name="TBL_0_0_12_col_4">
</table:table-column>
              <table:table-row table:style-name="TBL_0_0_12_row_0">
                <table:table-cell table:style-name="C6">
                  <text:p text:style-name="P2"><text:span text:style-name="T3">simpleTest1</text:span></text:p>
                </table:table-cell>
                <table:table-cell table:style-name="C6">
                  <text:p text:style-name="P2"><text:span text:style-name="T3">Put here the description for this test...</text:span></text:p>
                </table:table-cell>
                <table:table-cell table:style-name="C6">
                  <text:p text:style-name="P2"><text:span text:style-name="T3">Put here the expectations test of the test...</text:span></text:p>
                </table:table-cell>
                <table:table-cell table:style-name="C6">
                  <text:p text:style-name="P2"><text:span text:style-name="T3">Passed</text:span></text:p>
                </table:table-cell>
                <table:table-cell table:style-name="C6">
                  <text:p text:style-name="P2"><text:span text:style-name="T3">20120712T010117+0200</text:span></text:p>
                </table:table-cell>
              </table:table-row>
            </table:table>
          </table:table-cell>
          <table:table-cell table:style-name="C0"/>
        </table:table-row>
        <table:table-row table:style-name="TBL_0_0_row_15">
          <table:table-cell table:style-name="C0"/>
          <table:table-cell table:style-name="C4">
            <table:table is-subtable="true" table:name="TBL_0_0_13" table:style-name="TBL_0_0_13">
              <table:table-column table:style-name="TBL_0_0_13_col_0">
</table:table-column>
              <table:table-column table:style-name="TBL_0_0_13_col_1">
</table:table-column>
              <table:table-column table:style-name="TBL_0_0_13_col_2">
</table:table-column>
              <table:table-column table:style-name="TBL_0_0_13_col_3">
</table:table-column>
              <table:table-column table:style-name="TBL_0_0_13_col_4">
</table:table-column>
              <table:table-row table:style-name="TBL_0_0_13_row_0">
                <table:table-cell table:style-name="C7">
                  <text:p text:style-name="P2"><text:span text:style-name="T1">simpleTest3</text:span></text:p>
                </table:table-cell>
                <table:table-cell table:style-name="C7">
                  <text:p text:style-name="P2"><text:span text:style-name="T1">Put here the description for this test...</text:span></text:p>
                </table:table-cell>
                <table:table-cell table:style-name="C7">
                  <text:p text:style-name="P2"><text:span text:style-name="T1">Put here the expectations test of the test...</text:span></text:p>
                </table:table-cell>
                <table:table-cell table:style-name="C7">
                  <text:p text:style-name="P2"><text:span text:style-name="T1">Put here why this test is skipped. This comment go in the test report</text:span></text:p>
                </table:table-cell>
                <table:table-cell table:style-name="C7">
                  <text:p text:style-name="P2"><text:span text:style-name="T1">20120712T010117+0200</text:span></text:p>
                </table:table-cell>
              </table:table-row>
            </table:table>
          </table:table-cell>
          <table:table-cell table:style-name="C0"/>
        </table:table-row>
        <table:table-row table:style-name="TBL_0_0_row_16">
          <table:table-cell table:style-name="C0"/>
          <table:table-cell table:style-name="C4">
            <table:table is-subtable="true" table:name="TBL_0_0_14" table:style-name="TBL_0_0_14">
              <table:table-column table:style-name="TBL_0_0_14_col_0">
</table:table-column>
              <table:table-column table:style-name="TBL_0_0_14_col_1">
</table:table-column>
              <table:table-column table:style-name="TBL_0_0_14_col_2">
</table:table-column>
              <table:table-column table:style-name="TBL_0_0_14_col_3">
</table:table-column>
              <table:table-column table:style-name="TBL_0_0_14_col_4">
</table:table-column>
              <table:table-row table:style-name="TBL_0_0_14_row_0">
                <table:table-cell table:style-name="C6">
                  <text:p text:style-name="P2"><text:span text:style-name="T3">simpleTest2</text:span></text:p>
                </table:table-cell>
                <table:table-cell table:style-name="C6">
                  <text:p text:style-name="P2"><text:span text:style-name="T3">Put here the description for this test...</text:span></text:p>
                </table:table-cell>
                <table:table-cell table:style-name="C6">
                  <text:p text:style-name="P2"><text:span text:style-name="T3">Put here the expectations test of the test...</text:span></text:p>
                </table:table-cell>
                <table:table-cell table:style-name="C6">
                  <text:p text:style-name="P2"><text:span text:style-name="T3">Put here why this test is skipped</text:span></text:p>
                </table:table-cell>
                <table:table-cell table:style-name="C6">
                  <text:p text:style-name="P2"><text:span text:style-name="T3">20120712T010117+0200</text:span></text:p>
                </table:table-cell>
              </table:table-row>
            </table:table>
          </table:table-cell>
          <table:table-cell table:style-name="C0"/>
        </table:table-row>
        <table:table-row table:style-name="TBL_0_0_row_17">
          <table:table-cell table:style-name="C0"/>
          <table:table-cell table:style-name="C0"/>
          <table:table-cell table:style-name="C0"/>
        </table:table-row>
        <table:table-row table:style-name="TBL_0_0_row_18">
          <table:table-cell table:style-name="C0"/>
          <table:table-cell table:style-name="C3">
            <text:p text:style-name="P1"><text:span text:style-name="T1">1</text:span></text:p>
          </table:table-cell>
          <table:table-cell table:style-name="C0"/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8.26in" fo:page-height="11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